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2.302cm"/>
    </style:style>
    <style:style style:name="Table2.C" style:family="table-column">
      <style:table-column-properties style:column-width="6.495cm"/>
    </style:style>
    <style:style style:name="Table2.D" style:family="table-column">
      <style:table-column-properties style:column-width="2.104cm"/>
    </style:style>
    <style:style style:name="Table2.E" style:family="table-column">
      <style:table-column-properties style:column-width="4.7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402cm"/>
    </style:style>
    <style:style style:name="Table3.B" style:family="table-column">
      <style:table-column-properties style:column-width="2.302cm"/>
    </style:style>
    <style:style style:name="Table3.C" style:family="table-column">
      <style:table-column-properties style:column-width="6.495cm"/>
    </style:style>
    <style:style style:name="Table3.D" style:family="table-column">
      <style:table-column-properties style:column-width="2.104cm"/>
    </style:style>
    <style:style style:name="Table3.E" style:family="table-column">
      <style:table-column-properties style:column-width="4.7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402cm"/>
    </style:style>
    <style:style style:name="Table4.B" style:family="table-column">
      <style:table-column-properties style:column-width="2.302cm"/>
    </style:style>
    <style:style style:name="Table4.C" style:family="table-column">
      <style:table-column-properties style:column-width="6.495cm"/>
    </style:style>
    <style:style style:name="Table4.D" style:family="table-column">
      <style:table-column-properties style:column-width="2.104cm"/>
    </style:style>
    <style:style style:name="Table4.E" style:family="table-column">
      <style:table-column-properties style:column-width="4.7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1.222cm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402cm"/>
    </style:style>
    <style:style style:name="Table5.B" style:family="table-column">
      <style:table-column-properties style:column-width="2.302cm"/>
    </style:style>
    <style:style style:name="Table5.C" style:family="table-column">
      <style:table-column-properties style:column-width="6.495cm"/>
    </style:style>
    <style:style style:name="Table5.D" style:family="table-column">
      <style:table-column-properties style:column-width="2.104cm"/>
    </style:style>
    <style:style style:name="Table5.E" style:family="table-column">
      <style:table-column-properties style:column-width="4.7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402cm"/>
    </style:style>
    <style:style style:name="Table6.B" style:family="table-column">
      <style:table-column-properties style:column-width="2.302cm"/>
    </style:style>
    <style:style style:name="Table6.C" style:family="table-column">
      <style:table-column-properties style:column-width="6.495cm"/>
    </style:style>
    <style:style style:name="Table6.D" style:family="table-column">
      <style:table-column-properties style:column-width="2.104cm"/>
    </style:style>
    <style:style style:name="Table6.E" style:family="table-column">
      <style:table-column-properties style:column-width="4.7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E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.402cm"/>
    </style:style>
    <style:style style:name="Table7.B" style:family="table-column">
      <style:table-column-properties style:column-width="2.302cm"/>
    </style:style>
    <style:style style:name="Table7.C" style:family="table-column">
      <style:table-column-properties style:column-width="6.495cm"/>
    </style:style>
    <style:style style:name="Table7.D" style:family="table-column">
      <style:table-column-properties style:column-width="2.104cm"/>
    </style:style>
    <style:style style:name="Table7.E" style:family="table-column">
      <style:table-column-properties style:column-width="4.71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.402cm"/>
    </style:style>
    <style:style style:name="Table8.B" style:family="table-column">
      <style:table-column-properties style:column-width="2.302cm"/>
    </style:style>
    <style:style style:name="Table8.C" style:family="table-column">
      <style:table-column-properties style:column-width="6.495cm"/>
    </style:style>
    <style:style style:name="Table8.D" style:family="table-column">
      <style:table-column-properties style:column-width="2.104cm"/>
    </style:style>
    <style:style style:name="Table8.E" style:family="table-column">
      <style:table-column-properties style:column-width="4.7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paragraph-rsid="0012f796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Standard">
      <style:text-properties officeooo:rsid="000f1624" officeooo:paragraph-rsid="000f1624"/>
    </style:style>
    <style:style style:name="P6" style:family="paragraph" style:parent-style-name="Standard">
      <style:text-properties officeooo:rsid="000f1624" officeooo:paragraph-rsid="0010ea8a"/>
    </style:style>
    <style:style style:name="P7" style:family="paragraph" style:parent-style-name="Standard">
      <style:text-properties officeooo:rsid="000bc538" officeooo:paragraph-rsid="0016b6a3"/>
    </style:style>
    <style:style style:name="P8" style:family="paragraph" style:parent-style-name="Standard">
      <style:text-properties officeooo:rsid="000ce5bf" officeooo:paragraph-rsid="00172110"/>
    </style:style>
    <style:style style:name="P9" style:family="paragraph" style:parent-style-name="Standard">
      <style:text-properties officeooo:rsid="00172110" officeooo:paragraph-rsid="00172110"/>
    </style:style>
    <style:style style:name="P10" style:family="paragraph" style:parent-style-name="Standard">
      <style:text-properties officeooo:paragraph-rsid="00172110"/>
    </style:style>
    <style:style style:name="P11" style:family="paragraph" style:parent-style-name="Table_20_Contents">
      <style:text-properties officeooo:rsid="000f1624" officeooo:paragraph-rsid="0010ea8a"/>
    </style:style>
    <style:style style:name="P12" style:family="paragraph" style:parent-style-name="Table_20_Contents">
      <style:text-properties officeooo:paragraph-rsid="0010ea8a"/>
    </style:style>
    <style:style style:name="P13" style:family="paragraph" style:parent-style-name="Table_20_Contents">
      <style:text-properties officeooo:rsid="0010ea8a" officeooo:paragraph-rsid="0010ea8a"/>
    </style:style>
    <style:style style:name="P14" style:family="paragraph" style:parent-style-name="Table_20_Contents">
      <style:text-properties officeooo:rsid="00115e9a" officeooo:paragraph-rsid="00115e9a"/>
    </style:style>
    <style:style style:name="P15" style:family="paragraph" style:parent-style-name="Table_20_Contents">
      <style:text-properties officeooo:rsid="0012f796" officeooo:paragraph-rsid="0012f796"/>
    </style:style>
    <style:style style:name="P16" style:family="paragraph" style:parent-style-name="Table_20_Contents">
      <style:text-properties officeooo:rsid="001364d1" officeooo:paragraph-rsid="001364d1"/>
    </style:style>
    <style:style style:name="P17" style:family="paragraph" style:parent-style-name="Table_20_Contents">
      <style:text-properties officeooo:rsid="0015a1b6" officeooo:paragraph-rsid="0015a1b6"/>
    </style:style>
    <style:style style:name="P18" style:family="paragraph" style:parent-style-name="Table_20_Contents">
      <style:text-properties officeooo:rsid="0015f1eb" officeooo:paragraph-rsid="0015f1eb"/>
    </style:style>
    <style:style style:name="P19" style:family="paragraph" style:parent-style-name="Table_20_Contents">
      <style:text-properties officeooo:rsid="0016b6a3" officeooo:paragraph-rsid="0016b6a3"/>
    </style:style>
    <style:style style:name="P20" style:family="paragraph" style:parent-style-name="Table_20_Contents">
      <style:text-properties officeooo:rsid="00172110" officeooo:paragraph-rsid="00172110"/>
    </style:style>
    <style:style style:name="P21" style:family="paragraph" style:parent-style-name="Table_20_Contents">
      <style:text-properties officeooo:rsid="00196a91" officeooo:paragraph-rsid="00196a91"/>
    </style:style>
    <style:style style:name="T1" style:family="text">
      <style:text-properties officeooo:rsid="000f1624"/>
    </style:style>
    <style:style style:name="T2" style:family="text">
      <style:text-properties officeooo:rsid="0010ea8a"/>
    </style:style>
    <style:style style:name="T3" style:family="text">
      <style:text-properties officeooo:rsid="00115e9a"/>
    </style:style>
    <style:style style:name="T4" style:family="text">
      <style:text-properties officeooo:rsid="0012f796"/>
    </style:style>
    <style:style style:name="T5" style:family="text">
      <style:text-properties officeooo:rsid="001364d1"/>
    </style:style>
    <style:style style:name="T6" style:family="text">
      <style:text-properties officeooo:rsid="0015a1b6"/>
    </style:style>
    <style:style style:name="T7" style:family="text">
      <style:text-properties officeooo:rsid="0015f1eb"/>
    </style:style>
    <style:style style:name="T8" style:family="text">
      <style:text-properties officeooo:rsid="0016b6a3"/>
    </style:style>
    <style:style style:name="T9" style:family="text">
      <style:text-properties officeooo:rsid="00172110"/>
    </style:style>
    <style:style style:name="T10" style:family="text">
      <style:text-properties style:font-name="Calibri" style:font-name-complex="Calibri1"/>
    </style:style>
    <style:style style:name="T11" style:family="text">
      <style:text-properties officeooo:rsid="001762ed"/>
    </style:style>
    <style:style style:name="T12" style:family="text">
      <style:text-properties officeooo:rsid="00197d0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int List <text:span text:style-name="T12">Version 01</text:span></text:p>
      <text:p text:style-name="P5"/>
      <text:p text:style-name="P5">List of <text:span text:style-name="T11">planned s</text:span>prints.</text:p>
      <text:p text:style-name="P5"/>
      <text:p text:style-name="P5"><text:span text:style-name="T11">Moscow ID</text:span> numbers refer to Moscow v1.0 unless otherwise stated.</text:p>
      <text:p text:style-name="P5"/>
      <text:p text:style-name="P5">Change Log</text:p>
      <text:p text:style-name="P5"/>
      <text:p text:style-name="P5">20191016 Document created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3"><text:a xlink:type="simple" xlink:href="#__RefHeading___Toc549_636646134" text:style-name="Index_20_Link" text:visited-style-name="Index_20_Link">Sprint 01 – Analysis and design pre production.<text:tab/>3</text:a></text:p>
          <text:p text:style-name="P3"><text:a xlink:type="simple" xlink:href="#__RefHeading___Toc551_636646134" text:style-name="Index_20_Link" text:visited-style-name="Index_20_Link">Sprint 02 – Database setup<text:tab/>4</text:a></text:p>
          <text:p text:style-name="P3"><text:a xlink:type="simple" xlink:href="#__RefHeading___Toc553_636646134" text:style-name="Index_20_Link" text:visited-style-name="Index_20_Link">Sprint 03 – Login / User Auth set up<text:tab/>5</text:a></text:p>
          <text:p text:style-name="P3"><text:a xlink:type="simple" xlink:href="#__RefHeading___Toc592_636646134" text:style-name="Index_20_Link" text:visited-style-name="Index_20_Link">Sprint 04 – Website set up<text:tab/>6</text:a></text:p>
          <text:p text:style-name="P3"><text:a xlink:type="simple" xlink:href="#__RefHeading___Toc594_636646134" text:style-name="Index_20_Link" text:visited-style-name="Index_20_Link">Sprint 05 – Website setup (Customer)<text:tab/>7</text:a></text:p>
          <text:p text:style-name="P3"><text:a xlink:type="simple" xlink:href="#__RefHeading___Toc596_636646134" text:style-name="Index_20_Link" text:visited-style-name="Index_20_Link">Sprint 06 – Major review week 13<text:tab/>8</text:a></text:p>
          <text:p text:style-name="P3"><text:a xlink:type="simple" xlink:href="#__RefHeading___Toc598_636646134" text:style-name="Index_20_Link" text:visited-style-name="Index_20_Link">Sprint 07 – TBC<text:tab/>9</text:a></text:p>
        </text:index-body>
      </text:table-of-content>
      <text:p text:style-name="P5"/>
      <text:p text:style-name="P5"/>
      <text:h text:style-name="P2" text:outline-level="1"><text:bookmark-start text:name="__RefHeading___Toc549_636646134"/>Sprint 0<text:span text:style-name="T3">1 – Analysis and design pre production.</text:span><text:bookmark-end text:name="__RefHeading___Toc549_636646134"/></text:h>
      <text:p text:style-name="P6"/>
      <text:p text:style-name="P6">Title: <text:span text:style-name="T2">Analysis and design pre production</text:span></text:p>
      <text:p text:style-name="P6"/>
      <text:p text:style-name="P6">Backlog: <text:span text:style-name="T2">None</text:span></text:p>
      <text:p text:style-name="P6"/>
      <text:p text:style-name="P6">Notes:</text:p>
      <text:p text:style-name="P6"/>
      <text:p text:style-name="P9">Sprint Tasks: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Task ID</text:p>
          </table:table-cell>
          <table:table-cell table:style-name="Table2.A1" office:value-type="string">
            <text:p text:style-name="P11">Moscow ID</text:p>
          </table:table-cell>
          <table:table-cell table:style-name="Table2.A1" office:value-type="string">
            <text:p text:style-name="P11">Task Name</text:p>
          </table:table-cell>
          <table:table-cell table:style-name="Table2.A1" office:value-type="string">
            <text:p text:style-name="P11">Complete</text:p>
          </table:table-cell>
          <table:table-cell table:style-name="Table2.E1" office:value-type="string">
            <text:p text:style-name="P11">Notes</text:p>
          </table:table-cell>
        </table:table-row>
        <table:table-row>
          <table:table-cell table:style-name="Table2.A2" office:value-type="string">
            <text:p text:style-name="P13">0<text:span text:style-name="T4">1</text:span>01</text:p>
          </table:table-cell>
          <table:table-cell table:style-name="Table2.A2" office:value-type="string">
            <text:p text:style-name="P13">M.4.3</text:p>
          </table:table-cell>
          <table:table-cell table:style-name="Table2.A2" office:value-type="string">
            <text:p text:style-name="P13">Create UML Diagram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3">0<text:span text:style-name="T4">1</text:span>02</text:p>
          </table:table-cell>
          <table:table-cell table:style-name="Table2.A2" office:value-type="string">
            <text:p text:style-name="P13">M.4.1</text:p>
          </table:table-cell>
          <table:table-cell table:style-name="Table2.A2" office:value-type="string">
            <text:p text:style-name="P13">Create Storyboard <text:span text:style-name="T3">v1.0</text:span>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0<text:span text:style-name="T4">1</text:span>03</text:p>
          </table:table-cell>
          <table:table-cell table:style-name="Table2.A2" office:value-type="string">
            <text:p text:style-name="P14">M.4.6</text:p>
          </table:table-cell>
          <table:table-cell table:style-name="Table2.A2" office:value-type="string">
            <text:p text:style-name="P14">Get feedback from group session on storyboard v1.0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4">0<text:span text:style-name="T4">1</text:span>04</text:p>
          </table:table-cell>
          <table:table-cell table:style-name="Table2.A2" office:value-type="string">
            <text:p text:style-name="P14">M.4.6.1</text:p>
          </table:table-cell>
          <table:table-cell table:style-name="Table2.A2" office:value-type="string">
            <text:p text:style-name="P14">Analyse feedback and make changes to storyboard v1.0, <text:span text:style-name="T4">Moscow v1.0</text:span> and sprint<text:span text:style-name="T4">s</text:span> as required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0105</text:p>
          </table:table-cell>
          <table:table-cell table:style-name="Table2.A2" office:value-type="string">
            <text:p text:style-name="P16">M.4.11</text:p>
          </table:table-cell>
          <table:table-cell table:style-name="Table2.A2" office:value-type="string">
            <text:p text:style-name="P15">Create Website Architecture Diagram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0106</text:p>
          </table:table-cell>
          <table:table-cell table:style-name="Table2.A2" office:value-type="string">
            <text:p text:style-name="P16">M.4.12</text:p>
          </table:table-cell>
          <table:table-cell table:style-name="Table2.A2" office:value-type="string">
            <text:p text:style-name="P15">Create System Architecture Diagram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5">0107</text:p>
          </table:table-cell>
          <table:table-cell table:style-name="Table2.A2" office:value-type="string">
            <text:p text:style-name="P16">M.4.13</text:p>
          </table:table-cell>
          <table:table-cell table:style-name="Table2.A2" office:value-type="string">
            <text:p text:style-name="P15">Create Class Diagram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0108</text:p>
          </table:table-cell>
          <table:table-cell table:style-name="Table2.A2" office:value-type="string">
            <text:p text:style-name="P16">M.4.2</text:p>
          </table:table-cell>
          <table:table-cell table:style-name="Table2.A2" office:value-type="string">
            <text:p text:style-name="P16">Create Entity Relationship Diagram</text:p>
          </table:table-cell>
          <table:table-cell table:style-name="Table2.A2" office:value-type="string">
            <text:p text:style-name="P12"/>
          </table:table-cell>
          <table:table-cell table:style-name="Table2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51_636646134"/>Sprint 0<text:span text:style-name="T5">2 – Database setup</text:span><text:bookmark-end text:name="__RefHeading___Toc551_636646134"/></text:h>
      <text:p text:style-name="P6"/>
      <text:p text:style-name="P6">Title: <text:span text:style-name="T5">Database setup</text:span></text:p>
      <text:p text:style-name="P6"/>
      <text:p text:style-name="P6">Backlog: <text:span text:style-name="T5">None</text:span></text:p>
      <text:p text:style-name="P6"/>
      <text:p text:style-name="P6">Notes:</text:p>
      <text:p text:style-name="P6"/>
      <text:p text:style-name="P9">Sprint Tasks:</text:p>
      <text:p text:style-name="P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1">Task ID</text:p>
          </table:table-cell>
          <table:table-cell table:style-name="Table3.A1" office:value-type="string">
            <text:p text:style-name="P11">Moscow ID</text:p>
          </table:table-cell>
          <table:table-cell table:style-name="Table3.A1" office:value-type="string">
            <text:p text:style-name="P11">Task Name</text:p>
          </table:table-cell>
          <table:table-cell table:style-name="Table3.A1" office:value-type="string">
            <text:p text:style-name="P11">Complete</text:p>
          </table:table-cell>
          <table:table-cell table:style-name="Table3.E1" office:value-type="string">
            <text:p text:style-name="P11">Notes</text:p>
          </table:table-cell>
        </table:table-row>
        <table:table-row>
          <table:table-cell table:style-name="Table3.A2" office:value-type="string">
            <text:p text:style-name="P16">0201</text:p>
          </table:table-cell>
          <table:table-cell table:style-name="Table3.A2" office:value-type="string">
            <text:p text:style-name="P11"/>
          </table:table-cell>
          <table:table-cell table:style-name="Table3.A2" office:value-type="string">
            <text:p text:style-name="P16">Create table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2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Create FK and relationship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3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Create View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4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Create Stored Procedure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5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Create Trigger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6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Create test data and put into database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7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Test view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8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Test Stored Procedure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6">0209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6">Test Triggers</text:p>
          </table:table-cell>
          <table:table-cell table:style-name="Table3.A2" office:value-type="string">
            <text:p text:style-name="P12"/>
          </table:table-cell>
          <table:table-cell table:style-name="Table3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53_636646134"/>Sprint 0<text:span text:style-name="T5">3 – Login / User Auth set up </text:span><text:bookmark-end text:name="__RefHeading___Toc553_636646134"/></text:h>
      <text:p text:style-name="P6"/>
      <text:p text:style-name="P6">Title: <text:span text:style-name="T6">Login / User Auth set up</text:span></text:p>
      <text:p text:style-name="P6"/>
      <text:p text:style-name="P6">Backlog: </text:p>
      <text:p text:style-name="P6"/>
      <text:p text:style-name="P6">Notes:</text:p>
      <text:p text:style-name="P6"/>
      <text:p text:style-name="P9">Sprint Tasks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1">Task ID</text:p>
          </table:table-cell>
          <table:table-cell table:style-name="Table4.A1" office:value-type="string">
            <text:p text:style-name="P11">Moscow ID</text:p>
          </table:table-cell>
          <table:table-cell table:style-name="Table4.A1" office:value-type="string">
            <text:p text:style-name="P11">Task Name</text:p>
          </table:table-cell>
          <table:table-cell table:style-name="Table4.A1" office:value-type="string">
            <text:p text:style-name="P11">Complete</text:p>
          </table:table-cell>
          <table:table-cell table:style-name="Table4.E1" office:value-type="string">
            <text:p text:style-name="P11">Notes</text:p>
          </table:table-cell>
        </table:table-row>
        <table:table-row>
          <table:table-cell table:style-name="Table4.A2" office:value-type="string">
            <text:p text:style-name="P16">0301</text:p>
          </table:table-cell>
          <table:table-cell table:style-name="Table4.A2" office:value-type="string">
            <text:p text:style-name="P17">M.2.3.1</text:p>
            <text:p text:style-name="P17">M.2.3.2</text:p>
          </table:table-cell>
          <table:table-cell table:style-name="Table4.A2" office:value-type="string">
            <text:p text:style-name="P17">Create login page (non functional)</text:p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7">0302</text:p>
          </table:table-cell>
          <table:table-cell table:style-name="Table4.A2" office:value-type="string">
            <text:p text:style-name="P18">S.1.1.6</text:p>
          </table:table-cell>
          <table:table-cell table:style-name="Table4.A2" office:value-type="string">
            <text:p text:style-name="P17">Customer Sign Up functionality</text:p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7">0303</text:p>
          </table:table-cell>
          <table:table-cell table:style-name="Table4.A2" office:value-type="string">
            <text:p text:style-name="P18">S.1.1.2</text:p>
          </table:table-cell>
          <table:table-cell table:style-name="Table4.A2" office:value-type="string">
            <text:p text:style-name="P17">Customer Login functionality</text:p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>
          <table:table-cell table:style-name="Table4.A2" office:value-type="string">
            <text:p text:style-name="P18">0304</text:p>
          </table:table-cell>
          <table:table-cell table:style-name="Table4.A2" office:value-type="string">
            <text:p text:style-name="P18">S.1.2.1</text:p>
          </table:table-cell>
          <table:table-cell table:style-name="Table4.A2" office:value-type="string">
            <text:p text:style-name="P18">Admin Login functionality</text:p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  <table:table-row table:style-name="Table4.6">
          <table:table-cell table:style-name="Table4.A2" office:value-type="string">
            <text:p text:style-name="P21">0305</text:p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21">Design, carry out and document testing</text:p>
          </table:table-cell>
          <table:table-cell table:style-name="Table4.A2" office:value-type="string">
            <text:p text:style-name="P12"/>
          </table:table-cell>
          <table:table-cell table:style-name="Table4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92_636646134"/>Sprint 0<text:span text:style-name="T7">4 – Website set up</text:span><text:bookmark-end text:name="__RefHeading___Toc592_636646134"/></text:h>
      <text:p text:style-name="P6"/>
      <text:p text:style-name="P6">Title: <text:span text:style-name="T7">Website set up</text:span></text:p>
      <text:p text:style-name="P6"/>
      <text:p text:style-name="P6">Backlog: </text:p>
      <text:p text:style-name="P6"/>
      <text:p text:style-name="P6">Notes:</text:p>
      <text:p text:style-name="P6"/>
      <text:p text:style-name="P9">Sprint Tasks:</text:p>
      <text:p text:style-name="P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P11">Task ID</text:p>
          </table:table-cell>
          <table:table-cell table:style-name="Table5.A1" office:value-type="string">
            <text:p text:style-name="P11">Moscow ID</text:p>
          </table:table-cell>
          <table:table-cell table:style-name="Table5.A1" office:value-type="string">
            <text:p text:style-name="P11">Task Name</text:p>
          </table:table-cell>
          <table:table-cell table:style-name="Table5.A1" office:value-type="string">
            <text:p text:style-name="P11">Complete</text:p>
          </table:table-cell>
          <table:table-cell table:style-name="Table5.E1" office:value-type="string">
            <text:p text:style-name="P11">Notes</text:p>
          </table:table-cell>
        </table:table-row>
        <table:table-row>
          <table:table-cell table:style-name="Table5.A2" office:value-type="string">
            <text:p text:style-name="P18">0401</text:p>
          </table:table-cell>
          <table:table-cell table:style-name="Table5.A2" office:value-type="string">
            <text:p text:style-name="P19">M.2.3.3</text:p>
          </table:table-cell>
          <table:table-cell table:style-name="Table5.A2" office:value-type="string">
            <text:p text:style-name="P18">HTML, CSS for web pages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8"/>
          </table:table-cell>
        </table:table-row>
        <table:table-row>
          <table:table-cell table:style-name="Table5.A2" office:value-type="string">
            <text:p text:style-name="P18">0402</text:p>
          </table:table-cell>
          <table:table-cell table:style-name="Table5.A2" office:value-type="string">
            <text:p text:style-name="P19">M.1.2.1</text:p>
            <text:p text:style-name="P19">S.2.1.1</text:p>
            <text:p text:style-name="P19">S.2.1.2</text:p>
          </table:table-cell>
          <table:table-cell table:style-name="Table5.A2" office:value-type="string">
            <text:p text:style-name="P7">admin – enter details of drinks and/or snacks for sale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9">0403</text:p>
          </table:table-cell>
          <table:table-cell table:style-name="Table5.A2" office:value-type="string">
            <text:p text:style-name="P19">M.1.2.4</text:p>
          </table:table-cell>
          <table:table-cell table:style-name="Table5.A2" office:value-type="string">
            <text:p text:style-name="P7">admin – edit details of drinks and snacks for sale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9">0404</text:p>
          </table:table-cell>
          <table:table-cell table:style-name="Table5.A2" office:value-type="string">
            <text:p text:style-name="P19">M.1.2.5</text:p>
          </table:table-cell>
          <table:table-cell table:style-name="Table5.A2" office:value-type="string">
            <text:p text:style-name="P7">admin – withdraw drinks and snacks for sale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19">0405</text:p>
          </table:table-cell>
          <table:table-cell table:style-name="Table5.A2" office:value-type="string">
            <text:p text:style-name="P19">M.1.2.2</text:p>
          </table:table-cell>
          <table:table-cell table:style-name="Table5.A2" office:value-type="string">
            <text:p text:style-name="P7">admin – get details of drinks and snacks for sale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  <table:table-row>
          <table:table-cell table:style-name="Table5.A2" office:value-type="string">
            <text:p text:style-name="P21">0406</text:p>
          </table:table-cell>
          <table:table-cell table:style-name="Table5.A2" office:value-type="string">
            <text:p text:style-name="P19"/>
          </table:table-cell>
          <table:table-cell table:style-name="Table5.A2" office:value-type="string">
            <text:p text:style-name="P21">Design, carry out and document testing</text:p>
          </table:table-cell>
          <table:table-cell table:style-name="Table5.A2" office:value-type="string">
            <text:p text:style-name="P12"/>
          </table:table-cell>
          <table:table-cell table:style-name="Table5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94_636646134"/>Sprint 0<text:span text:style-name="T8">5 – Website setup (Customer)</text:span><text:bookmark-end text:name="__RefHeading___Toc594_636646134"/></text:h>
      <text:p text:style-name="P6"/>
      <text:p text:style-name="P6">Title: <text:span text:style-name="T8">Website setup (Customer)</text:span></text:p>
      <text:p text:style-name="P6"/>
      <text:p text:style-name="P6">Backlog: </text:p>
      <text:p text:style-name="P6"/>
      <text:p text:style-name="P6">Notes:</text:p>
      <text:p text:style-name="P6"/>
      <text:p text:style-name="P9">Sprint Tasks: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11">Task ID</text:p>
          </table:table-cell>
          <table:table-cell table:style-name="Table6.A1" office:value-type="string">
            <text:p text:style-name="P11">Moscow ID</text:p>
          </table:table-cell>
          <table:table-cell table:style-name="Table6.A1" office:value-type="string">
            <text:p text:style-name="P11">Task Name</text:p>
          </table:table-cell>
          <table:table-cell table:style-name="Table6.A1" office:value-type="string">
            <text:p text:style-name="P11">Complete</text:p>
          </table:table-cell>
          <table:table-cell table:style-name="Table6.E1" office:value-type="string">
            <text:p text:style-name="P11">Notes</text:p>
          </table:table-cell>
        </table:table-row>
        <table:table-row>
          <table:table-cell table:style-name="Table6.A2" office:value-type="string">
            <text:p text:style-name="P19">0501</text:p>
          </table:table-cell>
          <table:table-cell table:style-name="Table6.A2" office:value-type="string">
            <text:p text:style-name="P19">M.1.1.1</text:p>
          </table:table-cell>
          <table:table-cell table:style-name="Table6.A2" office:value-type="string">
            <text:p text:style-name="P7">customer – order drink and/or snack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9">0502</text:p>
          </table:table-cell>
          <table:table-cell table:style-name="Table6.A2" office:value-type="string">
            <text:p text:style-name="P19">M.1.1.2</text:p>
          </table:table-cell>
          <table:table-cell table:style-name="Table6.A2" office:value-type="string">
            <text:p text:style-name="P7">customer – see what they have ordered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9">0503</text:p>
          </table:table-cell>
          <table:table-cell table:style-name="Table6.A2" office:value-type="string">
            <text:p text:style-name="P19">M.1.1.3</text:p>
          </table:table-cell>
          <table:table-cell table:style-name="Table6.A2" office:value-type="string">
            <text:p text:style-name="P7">customer – add to current order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9">0504</text:p>
          </table:table-cell>
          <table:table-cell table:style-name="Table6.A2" office:value-type="string">
            <text:p text:style-name="P19">M.1.1.4</text:p>
          </table:table-cell>
          <table:table-cell table:style-name="Table6.A2" office:value-type="string">
            <text:p text:style-name="P7">customer – cancel order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19">0505</text:p>
          </table:table-cell>
          <table:table-cell table:style-name="Table6.A2" office:value-type="string">
            <text:p text:style-name="P19">M.1.2.3</text:p>
          </table:table-cell>
          <table:table-cell table:style-name="Table6.A2" office:value-type="string">
            <text:p text:style-name="P7">admin – see customer orders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20">0506</text:p>
          </table:table-cell>
          <table:table-cell table:style-name="Table6.A2" office:value-type="string">
            <text:p text:style-name="P20">S.1.1.3</text:p>
          </table:table-cell>
          <table:table-cell table:style-name="Table6.A2" office:value-type="string">
            <text:p text:style-name="P8">customer – select favourites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20">0507</text:p>
          </table:table-cell>
          <table:table-cell table:style-name="Table6.A2" office:value-type="string">
            <text:p text:style-name="P20">S.1.1.4</text:p>
          </table:table-cell>
          <table:table-cell table:style-name="Table6.A2" office:value-type="string">
            <text:p text:style-name="P8">customer – have easy access to favourites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  <table:table-row>
          <table:table-cell table:style-name="Table6.A2" office:value-type="string">
            <text:p text:style-name="P21">0508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1">Design, carry out and document testing</text:p>
          </table:table-cell>
          <table:table-cell table:style-name="Table6.A2" office:value-type="string">
            <text:p text:style-name="P12"/>
          </table:table-cell>
          <table:table-cell table:style-name="Table6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96_636646134"/>Sprint 0<text:span text:style-name="T9">6 – Major review week 13</text:span><text:bookmark-end text:name="__RefHeading___Toc596_636646134"/></text:h>
      <text:p text:style-name="P6"/>
      <text:p text:style-name="P6">Title: <text:span text:style-name="T9">Major review week 13</text:span></text:p>
      <text:p text:style-name="P6"/>
      <text:p text:style-name="P6">Backlog: </text:p>
      <text:p text:style-name="P6"/>
      <text:p text:style-name="P10"><text:span text:style-name="T1">Notes: quote “</text:span><text:span text:style-name="T10">During week 13 you will carry out a peer review/demo during the tutorial sessions where you share and discuss your modelling, storyboard concept and ideas. <text:s/>You must record who you reviewed, the constructive comments you made to them, and the constructive comments they made to you. <text:s/>This will form the basis of a final submission where you outline how you responded.</text:span><text:span text:style-name="T9">”</text:span></text:p>
      <text:p text:style-name="P6"/>
      <text:p text:style-name="P9">Sprint Tasks:</text:p>
      <text:p text:style-name="P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11">Task ID</text:p>
          </table:table-cell>
          <table:table-cell table:style-name="Table7.A1" office:value-type="string">
            <text:p text:style-name="P11">Moscow ID</text:p>
          </table:table-cell>
          <table:table-cell table:style-name="Table7.A1" office:value-type="string">
            <text:p text:style-name="P11">Task Name</text:p>
          </table:table-cell>
          <table:table-cell table:style-name="Table7.A1" office:value-type="string">
            <text:p text:style-name="P11">Complete</text:p>
          </table:table-cell>
          <table:table-cell table:style-name="Table7.E1" office:value-type="string">
            <text:p text:style-name="P11">Notes</text:p>
          </table:table-cell>
        </table:table-row>
        <table:table-row>
          <table:table-cell table:style-name="Table7.A2" office:value-type="string">
            <text:p text:style-name="P20">0601</text:p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20">Analyse peer review <text:span text:style-name="T3">and make changes to storyboard v?, Moscow v? and sprints as required</text:span></text:p>
          </table:table-cell>
          <table:table-cell table:style-name="Table7.A2" office:value-type="string">
            <text:p text:style-name="P12"/>
          </table:table-cell>
          <table:table-cell table:style-name="Table7.E2" office:value-type="string">
            <text:p text:style-name="P12"/>
          </table:table-cell>
        </table:table-row>
      </table:table>
      <text:p text:style-name="P6"/>
      <text:p text:style-name="P6"/>
      <text:h text:style-name="P1" text:outline-level="1"><text:bookmark-start text:name="__RefHeading___Toc598_636646134"/>Sprint 0<text:span text:style-name="T9">7 – TBC</text:span><text:bookmark-end text:name="__RefHeading___Toc598_636646134"/></text:h>
      <text:p text:style-name="P6"/>
      <text:p text:style-name="P6">Title: <text:span text:style-name="T9">TBC</text:span></text:p>
      <text:p text:style-name="P6"/>
      <text:p text:style-name="P6">Backlog: </text:p>
      <text:p text:style-name="P6"/>
      <text:p text:style-name="P6">Notes: <text:span text:style-name="T9">Spare sprint to cover information from the major review and to complete outstanding backlog items if posible</text:span></text:p>
      <text:p text:style-name="P6"/>
      <text:p text:style-name="P9">Sprint Tasks: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11">Task ID</text:p>
          </table:table-cell>
          <table:table-cell table:style-name="Table8.A1" office:value-type="string">
            <text:p text:style-name="P11">Moscow ID</text:p>
          </table:table-cell>
          <table:table-cell table:style-name="Table8.A1" office:value-type="string">
            <text:p text:style-name="P11">Task Name</text:p>
          </table:table-cell>
          <table:table-cell table:style-name="Table8.A1" office:value-type="string">
            <text:p text:style-name="P11">Complete</text:p>
          </table:table-cell>
          <table:table-cell table:style-name="Table8.E1" office:value-type="string">
            <text:p text:style-name="P11">Notes</text:p>
          </table:table-cell>
        </table:table-row>
        <table:table-row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1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  <table:table-row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A2" office:value-type="string">
            <text:p text:style-name="P12"/>
          </table:table-cell>
          <table:table-cell table:style-name="Table8.E2" office:value-type="string">
            <text:p text:style-name="P12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Lucida Sans1" svg:font-family="'Lucida Sans'" style:font-family-generic="swiss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mbria" fo:font-family="Cambria" style:font-family-generic="swiss" fo:font-size="10pt" fo:language="en" fo:country="US" style:font-name-asian="MS Mincho" style:font-family-asian="'MS Mincho'" style:font-family-generic-asian="system" style:font-pitch-asian="variable" style:font-size-asian="10pt" style:language-asian="en" style:country-asian="US" style:font-name-complex="Cambria1" style:font-family-complex="Cambria" style:font-family-generic-complex="system" style:font-pitch-complex="variable" style:font-size-complex="10pt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6:02:38.004000000</meta:creation-date>
    <dc:date>2019-10-16T23:37:09.921000000</dc:date>
    <meta:editing-duration>PT25M</meta:editing-duration>
    <meta:editing-cycles>5</meta:editing-cycles>
    <meta:generator>LibreOffice/6.2.7.1$Windows_X86_64 LibreOffice_project/23edc44b61b830b7d749943e020e96f5a7df63bf</meta:generator>
    <meta:document-statistic meta:table-count="7" meta:image-count="0" meta:object-count="0" meta:page-count="9" meta:paragraph-count="184" meta:word-count="558" meta:character-count="3311" meta:non-whitespace-character-count="2904"/>
  </office:meta>
</office:document-meta>
</file>